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Bree Serif" svg:font-family="'Bree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Bree Serif1" svg:font-family="'Bree Serif'"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paragraph-rsid="0013fb59" style:font-size-asian="18pt" style:font-size-complex="18pt"/>
    </style:style>
    <style:style style:name="P2" style:family="paragraph" style:parent-style-name="Standard">
      <style:text-properties fo:font-size="18pt" officeooo:paragraph-rsid="0013fb59" style:font-size-asian="18pt" style:font-size-complex="18pt"/>
    </style:style>
    <style:style style:name="P3" style:family="paragraph" style:parent-style-name="Standard">
      <style:paragraph-properties fo:text-align="center" style:justify-single-word="false"/>
      <style:text-properties officeooo:paragraph-rsid="0013fb59"/>
    </style:style>
    <style:style style:name="P4" style:family="paragraph" style:parent-style-name="Standard">
      <style:text-properties fo:font-size="24pt" style:text-underline-style="solid" style:text-underline-width="auto" style:text-underline-color="font-color" fo:font-weight="bold" officeooo:rsid="0013fb59" officeooo:paragraph-rsid="0013fb59" style:font-size-asian="24pt" style:font-weight-asian="bold" style:font-size-complex="24pt" style:font-weight-complex="bold"/>
    </style:style>
    <style:style style:name="P5" style:family="paragraph" style:parent-style-name="Standard">
      <style:text-properties fo:font-size="14pt" style:text-underline-style="none" fo:font-weight="normal" officeooo:rsid="0013fb59" officeooo:paragraph-rsid="0015a11b" style:font-size-asian="12.25pt" style:font-weight-asian="normal" style:font-size-complex="14pt" style:font-weight-complex="normal"/>
    </style:style>
    <style:style style:name="P6" style:family="paragraph" style:parent-style-name="Standard">
      <style:text-properties fo:font-size="14pt" officeooo:rsid="0015a11b" officeooo:paragraph-rsid="0015a11b" style:font-size-asian="12.25pt" style:font-size-complex="14pt"/>
    </style:style>
    <style:style style:name="P7" style:family="paragraph" style:parent-style-name="Standard">
      <style:text-properties fo:font-size="22pt" style:text-underline-style="solid" style:text-underline-width="auto" style:text-underline-color="font-color" fo:font-weight="bold" officeooo:rsid="00168cf7" officeooo:paragraph-rsid="00171a92" style:font-size-asian="22pt" style:font-weight-asian="bold" style:font-size-complex="22pt" style:font-weight-complex="bold"/>
    </style:style>
    <style:style style:name="P8" style:family="paragraph" style:parent-style-name="Standard">
      <style:text-properties fo:font-size="22pt" style:text-underline-style="solid" style:text-underline-width="auto" style:text-underline-color="font-color" fo:font-weight="bold" officeooo:rsid="0013fb59" officeooo:paragraph-rsid="0013fb59" style:font-size-asian="22pt" style:font-weight-asian="bold" style:font-size-complex="22pt" style:font-weight-complex="bold"/>
    </style:style>
    <style:style style:name="P9" style:family="paragraph" style:parent-style-name="Standard">
      <style:text-properties fo:color="#999999" officeooo:paragraph-rsid="0013fb59"/>
    </style:style>
    <style:style style:name="P10" style:family="paragraph" style:parent-style-name="Standard">
      <style:text-properties fo:color="#999999" officeooo:rsid="0013fb59" officeooo:paragraph-rsid="0013fb59"/>
    </style:style>
    <style:style style:name="P11" style:family="paragraph" style:parent-style-name="Standard">
      <style:paragraph-properties fo:text-align="center" style:justify-single-word="false"/>
      <style:text-properties fo:font-size="28pt" officeooo:paragraph-rsid="0013fb59" style:font-size-asian="28pt" style:font-size-complex="28pt"/>
    </style:style>
    <style:style style:name="P12" style:family="paragraph" style:parent-style-name="Standard">
      <style:paragraph-properties fo:text-align="center" style:justify-single-word="false"/>
      <style:text-properties style:font-name="Bree Serif" fo:font-size="54pt" officeooo:paragraph-rsid="0013fb59" style:font-name-asian="Bree Serif1" style:font-size-asian="54pt" style:font-name-complex="Bree Serif1" style:font-size-complex="54pt"/>
    </style:style>
    <style:style style:name="P13" style:family="paragraph" style:parent-style-name="Standard">
      <style:paragraph-properties fo:text-align="center" style:justify-single-word="false"/>
      <style:text-properties style:font-name="Bree Serif" fo:font-size="18pt" fo:font-weight="bold" officeooo:paragraph-rsid="0013fb59" style:font-name-asian="Bree Serif1" style:font-size-asian="15.75pt" style:font-weight-asian="bold" style:font-name-complex="Bree Serif1" style:font-size-complex="18pt" style:font-weight-complex="bold"/>
    </style:style>
    <style:style style:name="P14" style:family="paragraph" style:parent-style-name="Standard">
      <style:text-properties fo:font-size="14pt" style:text-underline-style="none" fo:font-weight="normal" officeooo:rsid="00168cf7" officeooo:paragraph-rsid="00171a92" style:font-size-asian="12.25pt" style:font-weight-asian="normal" style:font-size-complex="14pt" style:font-weight-complex="normal"/>
    </style:style>
    <style:style style:name="P15" style:family="paragraph" style:parent-style-name="Standard">
      <style:text-properties fo:font-size="14pt" style:text-underline-style="none" fo:font-weight="normal" officeooo:rsid="0018ff25" officeooo:paragraph-rsid="0018ff25" style:font-size-asian="12.25pt" style:font-weight-asian="normal" style:font-size-complex="14pt" style:font-weight-complex="normal"/>
    </style:style>
    <style:style style:name="P16" style:family="paragraph" style:parent-style-name="Standard">
      <style:text-properties fo:font-size="14pt" style:text-underline-style="none" fo:font-weight="normal" officeooo:rsid="001a6c29" officeooo:paragraph-rsid="001a6c29" style:font-size-asian="12.25pt" style:font-weight-asian="normal" style:font-size-complex="14pt" style:font-weight-complex="normal"/>
    </style:style>
    <style:style style:name="P17" style:family="paragraph" style:parent-style-name="Standard">
      <style:text-properties fo:font-size="14pt" style:text-underline-style="none" fo:font-weight="normal" officeooo:rsid="001c0b0e" officeooo:paragraph-rsid="001c0b0e" style:font-size-asian="12.25pt" style:font-weight-asian="normal" style:font-size-complex="14pt" style:font-weight-complex="normal"/>
    </style:style>
    <style:style style:name="P18" style:family="paragraph" style:parent-style-name="Standard">
      <style:text-properties fo:font-size="14pt" fo:font-style="normal" fo:font-weight="normal" officeooo:rsid="001c0b0e" officeooo:paragraph-rsid="001c0b0e" style:font-size-asian="12.25pt" style:font-style-asian="normal" style:font-weight-asian="normal" style:font-size-complex="14pt" style:font-style-complex="normal" style:font-weight-complex="normal"/>
    </style:style>
    <style:style style:name="P19" style:family="paragraph" style:parent-style-name="Standard">
      <style:text-properties fo:font-size="14pt" fo:font-style="normal" fo:font-weight="normal" officeooo:rsid="001e0136" officeooo:paragraph-rsid="001e0136" style:font-size-asian="12.25pt" style:font-style-asian="normal" style:font-weight-asian="normal" style:font-size-complex="14pt" style:font-style-complex="normal" style:font-weight-complex="normal"/>
    </style:style>
    <style:style style:name="P20" style:family="paragraph" style:parent-style-name="Standard">
      <style:text-properties fo:font-size="20pt" fo:font-style="italic" fo:font-weight="bold" officeooo:rsid="001c0b0e" officeooo:paragraph-rsid="001c0b0e" style:font-size-asian="20pt" style:font-style-asian="italic" style:font-weight-asian="bold" style:font-size-complex="20pt" style:font-style-complex="italic" style:font-weight-complex="bold"/>
    </style:style>
    <style:style style:name="P21" style:family="paragraph" style:parent-style-name="Standard">
      <style:text-properties officeooo:paragraph-rsid="001e0136"/>
    </style:style>
    <style:style style:name="P22" style:family="paragraph" style:parent-style-name="Standard" style:master-page-name="First_20_Page">
      <style:paragraph-properties fo:text-align="center" style:justify-single-word="false" style:page-number="auto"/>
      <style:text-properties fo:font-size="36pt" officeooo:paragraph-rsid="0013fb59" style:font-size-asian="36pt" style:font-size-complex="36pt"/>
    </style:style>
    <style:style style:name="P23" style:family="paragraph" style:parent-style-name="Standard" style:list-style-name="L1">
      <style:paragraph-properties fo:margin-top="0.101cm" fo:margin-bottom="0.101cm" loext:contextual-spacing="false" fo:text-align="justify" style:justify-single-word="false"/>
      <style:text-properties fo:font-size="22pt" fo:font-weight="bold" officeooo:rsid="0013fb59" officeooo:paragraph-rsid="0013fb59" style:font-size-asian="22pt" style:font-weight-asian="bold" style:font-size-complex="22pt" style:font-weight-complex="bold"/>
    </style:style>
    <style:style style:name="P24" style:family="paragraph" style:parent-style-name="Standard" style:list-style-name="L1">
      <style:paragraph-properties fo:margin-top="0.101cm" fo:margin-bottom="0.101cm" loext:contextual-spacing="false" fo:text-align="start" style:justify-single-word="false"/>
      <style:text-properties fo:font-size="22pt" fo:font-weight="bold" officeooo:rsid="0013fb59" officeooo:paragraph-rsid="0013fb59" style:font-size-asian="22pt" style:font-weight-asian="bold" style:font-size-complex="22pt" style:font-weight-complex="bold"/>
    </style:style>
    <style:style style:name="T1" style:family="text">
      <style:text-properties fo:font-size="14pt" fo:font-weight="bold" officeooo:rsid="0013fb59" style:font-size-asian="12.25pt" style:font-weight-asian="bold" style:font-size-complex="14pt" style:font-weight-complex="bold"/>
    </style:style>
    <style:style style:name="T2" style:family="text">
      <style:text-properties fo:font-size="14pt" fo:font-weight="bold" officeooo:rsid="0013fb59" style:font-size-asian="14pt" style:font-weight-asian="bold" style:font-size-complex="14pt" style:font-weight-complex="bold"/>
    </style:style>
    <style:style style:name="T3" style:family="text">
      <style:text-properties fo:font-size="14pt" fo:font-weight="bold" officeooo:rsid="001f8acd" style:font-size-asian="14pt" style:font-weight-asian="bold" style:font-size-complex="14pt" style:font-weight-complex="bold"/>
    </style:style>
    <style:style style:name="T4" style:family="text">
      <style:text-properties fo:font-size="14pt" fo:font-style="normal" fo:font-weight="normal" officeooo:rsid="001e0136" style:font-size-asian="12.25pt" style:font-style-asian="normal" style:font-weight-asian="normal" style:font-size-complex="14pt" style:font-style-complex="normal" style:font-weight-complex="normal"/>
    </style:style>
    <style:style style:name="T5" style:family="text">
      <style:text-properties fo:font-size="14pt" fo:font-style="normal" officeooo:rsid="001e0136" style:font-size-asian="14pt" style:font-style-asian="normal" style:font-size-complex="14pt" style:font-style-complex="normal"/>
    </style:style>
    <style:style style:name="T6" style:family="text">
      <style:text-properties fo:font-size="14pt" fo:font-style="normal" officeooo:rsid="001e0734" style:font-size-asian="14pt" style:font-style-asian="normal" style:font-size-complex="14pt" style:font-style-complex="normal"/>
    </style:style>
    <style:style style:name="T7" style:family="text">
      <style:text-properties fo:font-size="14pt" fo:font-style="italic" style:font-size-asian="14pt" style:font-style-asian="italic" style:font-size-complex="14pt" style:font-style-complex="italic"/>
    </style:style>
    <style:style style:name="T8" style:family="text">
      <style:text-properties officeooo:rsid="0015a11b"/>
    </style:style>
    <style:style style:name="T9" style:family="text">
      <style:text-properties fo:font-size="12pt" officeooo:rsid="0015a11b" style:font-size-asian="12pt" style:font-size-complex="12pt"/>
    </style:style>
    <style:style style:name="T10" style:family="text">
      <style:text-properties officeooo:rsid="0015a11b" style:font-size-asian="14pt"/>
    </style:style>
    <style:style style:name="T11" style:family="text">
      <style:text-properties officeooo:rsid="001670dc" style:font-size-asian="14pt"/>
    </style:style>
    <style:style style:name="T12" style:family="text">
      <style:text-properties officeooo:rsid="00168cf7" style:font-size-asian="14pt"/>
    </style:style>
    <style:style style:name="T13" style:family="text">
      <style:text-properties officeooo:rsid="00184794" style:font-size-asian="14pt"/>
    </style:style>
    <style:style style:name="T14" style:family="text">
      <style:text-properties officeooo:rsid="00171a92"/>
    </style:style>
    <style:style style:name="T15" style:family="text">
      <style:text-properties officeooo:rsid="00184794"/>
    </style:style>
    <style:style style:name="T16" style:family="text">
      <style:text-properties officeooo:rsid="001a6c29"/>
    </style:style>
    <style:style style:name="T17" style:family="text">
      <style:text-properties officeooo:rsid="001c0b0e"/>
    </style:style>
    <text:list-style style:name="L1">
      <text:list-level-style-bullet text:level="1"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02cm" fo:text-indent="-0.635cm" fo:margin-left="10.1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37cm" fo:text-indent="-0.635cm" fo:margin-left="10.737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Project LifProjet :</text:p>
      <text:p text:style-name="P11">AMFR5. Algorithme évolutionniste, simulation physique </text:p>
      <text:p text:style-name="P1"/>
      <text:p text:style-name="P1"/>
      <text:p text:style-name="P1"/>
      <text:p text:style-name="P1"/>
      <text:p text:style-name="P12">IA Apprentissage de conduite</text:p>
      <text:p text:style-name="P13"/>
      <text:p text:style-name="P13"/>
      <text:p text:style-name="P3"/>
      <text:p text:style-name="P2"/>
      <text:p text:style-name="P2"/>
      <text:list xml:id="list234000348" text:style-name="L1">
        <text:list-header>
          <text:p text:style-name="P23"/>
          <text:p text:style-name="P24">Rapport de projet</text:p>
        </text:list-header>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8"><text:soft-page-break/>Introduction :</text:p>
      <text:p text:style-name="P4"/>
      <text:p text:style-name="P5"><text:tab/><text:span text:style-name="T8">Intéressés par le domaine des jeux vidéos et de l’intelligence artificielle, nous avons choisi le sujet AFMR5, qui consiste à implémenter un algorithme évolutionniste. </text:span><text:span text:style-name="T9"><text:s/>C</text:span><text:span text:style-name="T10">omme son nom l'indique, l’algorithme évolutionniste est basé sur le concepts d'évolution. </text:span><text:span text:style-name="T11">En accord avec notre professeur encadrant, </text:span><text:span text:style-name="T13">Mr Meyer,</text:span><text:span text:style-name="T11"> nous avons choisi de modifier un peu le sujet. Nous n’avons pas choisi d</text:span><text:span text:style-name="T12">’apporter de modifications physiques à nos objets au fil des générations ; c’est « l’intelligence » de nos objets qui va être de plus en plus performantes ici, en fonction des résultats obtenus par les générations précédentes.</text:span></text:p>
      <text:p text:style-name="P6">Nous avons choisi d’implémenter ici la méthode NEAT, que nous allons détailler dans ce rapport. </text:p>
      <text:p text:style-name="P6"/>
      <text:p text:style-name="P6"/>
      <text:p text:style-name="P7">Explication du problème et méthode de résolution :</text:p>
      <text:p text:style-name="P7"/>
      <text:p text:style-name="P14"><text:tab/><text:span text:style-name="T14">Pour simuler notre réseau de neurones, nous avons choisi de partir d’un circuit de voitures, comportant un nombre important de voitures au départ (pour favoriser la diversité de la population). Notre objectif était de faire en sorte que les voitures réussissent à faire un tour complet sans rentrer en contact avec les rebords du circuit.</text:span></text:p>
      <text:p text:style-name="P14"/>
      <text:p text:style-name="P14"><text:tab/><text:span text:style-name="T15">Tout d’abord, nous avons commencé par nous mettre d’accord sur le langage que nous allions utiliser. Nous savions le python très utilisé dans le domaine de l’intelligence artificielle, mais ayant choisi d’implémenter le réseau de neurones nous-même plutôt que d’utiliser une bibliothèque particulière, nous avons opté pour le python, qui offre une maniabilité remarquable sur ses différents objets, et une syntaxe très épurée, qui nous aura permis de gagner beaucoup de temps, et c’était également l’occasion de nous familiariser plus précisément avec un langage que nous n’avions pas utilisé depuis la terminale, le langage C++ étant très majoritairement enseigné à la faculté, au dépend des autres. Nous nous sommes appuyés sur la bibliothèque graphique Pygame, qui est une adaptation de la SDL pour python (SDL que nous avons utilisé l’année dernière dans le cadre de l’UE LIFAP4, ce qui nous a permis de gagner également un peu de temps, étant donnée que nous connaissions relativement bien son fonctionnement). </text:span></text:p>
      <text:p text:style-name="P15">Après quelques heures passées à nous familiariser avec Python et Pygame, il a fallut commencer à se plonger plus précisément dans le sujet. Nous avons donc établi notre cahier des charges, regroupant les différentes fonctionnalités que nous souhaitions implémenter :</text:p>
      <text:p text:style-name="P15"><text:soft-page-break/>- <text:span text:style-name="T16">modifications des variables par l’utilisateur (pour connaître le niveau d’influence de chacune, et étudier les variations de comportement)</text:span></text:p>
      <text:p text:style-name="P15"/>
      <text:p text:style-name="P15">- <text:span text:style-name="T16">permettre, après suffisamment de mutations génétiques, aux voitures de faire le tour du circuit sans rencontrer un mur</text:span></text:p>
      <text:p text:style-name="P15"/>
      <text:p text:style-name="P15">- <text:span text:style-name="T16">posséder une physique relativement proche de la réalité au niveau de la voiture et de ses déplacements</text:span></text:p>
      <text:p text:style-name="P15"/>
      <text:p text:style-name="P16">Nous avons donc défini l’architecture de notre projet, pour conserver une structure cohérente et clair dans les fichiers tout au long du projet, toujours dans l’optique de gagner du temps, tout ce qui étant bien fait dès le départ ne nécessitant pas d’être modifié après.</text:p>
      <text:p text:style-name="P16"/>
      <text:p text:style-name="P16">Les choses concrètes arrivaient à grands pas, et nous nous sommes donc réparti dans un premier temps les tâches de la sorte :</text:p>
      <text:p text:style-name="P16"/>
      <text:p text:style-name="P16">Aurélien s’occupait de la partie physique de la voiture, de la gestion des capteurs de la voiture (qui alimenteront le réseau de neurones), et de la partie graphique avant de rejoindre Michel, qui s’occupait majoritairement de la partie intelligence artificielle avant d’être rejoint par Aurélien. A noter que cette répartition a été purement indicative ; travaillant toujours ensemble, chacun participait à la construction de la partie de l’autre (Michel intervenait fréquemment quant à la physique de la voiture, et Aurélien a également développer des fonctionnalités telles que le calcul du score <text:span text:style-name="T17">de chaque voiture</text:span>, ou le calcul de différence entre deux individus, par exemple).</text:p>
      <text:p text:style-name="P16"/>
      <text:p text:style-name="P17">Nous n’avons pas choisi la méthode préconisée par nos enseignants pour implémenter notre réseau de neurones, mais avons utiliser l’approche NEAT, en nous appuyant sur une courte série de vidéos disponibles sur Youtube, dont les liens sont en annexe. Ces vidéos sont en anglais et réalisées en langage Java, ce qui nous a également permis de travailler notre anglais et d’apprendre à nous adapter à des solutions proposées dans des langages que nous ne maîtrisons pas forcément.</text:p>
      <text:p text:style-name="P16"><text:s/></text:p>
      <text:p text:style-name="P20">… Et, c’est quoi au juste la méthode NEAT ?</text:p>
      <text:p text:style-name="P20"/>
      <text:p text:style-name="P19">La méthode préconisée par nos enseignants était la suivante : à la fin de chaque générations, on sélectionne les individus les plus performants, que l’on mélange, dans le but de produire des nouveaux individus, obligatoirement performants. </text:p>
      <text:p text:style-name="P19"/>
      <text:p text:style-name="P21"><text:soft-page-break/><text:span text:style-name="T4">Nous n’aimions pas cette approche, que nous trouvions beaucoup trop sélective. Nous avons donc choisi la méthode NEAT, pour </text:span><text:span text:style-name="T7">NeuroEvolution of Augmenting Topologies. </text:span><text:span text:style-name="T5">Cette méthode est plus axée sur l’étude du poids des connexions entre les neurones. Au lieu de mélanger automatiquement les individus les plus performants, nous classons à la fin de chaque générations les individus en différentes familles, </text:span><text:span text:style-name="T6">dans lesquelles nous pouvons retrouver une plus grande diversités, et ainsi nous rapprocher un peu plus du modèle de l’évolution réelle (bien qu’appliqué à un objet, nous souhaitions que le système générationnelle prenne une allure relativement proche de l’évolution des espèces animales au fil du temps).</text:span></text:p>
      <text:p text:style-name="P20"/>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Bree Serif" svg:font-family="'Bree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Bree Serif1" svg:font-family="'Bree Serif'"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color="#999999" officeooo:paragraph-rsid="0013fb59"/>
    </style:style>
    <style:style style:name="MP2" style:family="paragraph" style:parent-style-name="Standard">
      <style:text-properties fo:color="#999999" officeooo:rsid="0013fb59" officeooo:paragraph-rsid="0013fb59"/>
    </style:style>
    <style:style style:name="MT1" style:family="text">
      <style:text-properties fo:font-size="14pt" fo:font-weight="bold" officeooo:rsid="0013fb59" style:font-size-asian="12.25pt" style:font-weight-asian="bold" style:font-size-complex="14pt" style:font-weight-complex="bold"/>
    </style:style>
    <style:style style:name="MT2" style:family="text">
      <style:text-properties fo:font-size="14pt" fo:font-weight="bold" officeooo:rsid="0013fb59" style:font-size-asian="14pt" style:font-weight-asian="bold" style:font-size-complex="14pt" style:font-weight-complex="bold"/>
    </style:style>
    <style:style style:name="MT3" style:family="text">
      <style:text-properties fo:font-size="14pt" fo:font-weight="bold" officeooo:rsid="001f8acd" style:font-size-asian="14pt" style:font-weight-asian="bold" style:font-size-complex="14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0.499cm" fo:margin-bottom="0.499cm" fo:margin-left="2.54cm" fo:margin-right="1.468cm" style:writing-mode="lr-tb" style:layout-grid-color="#c0c0c0" style:layout-grid-lines="146" style:layout-grid-base-height="0.176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49cm" style:dynamic-spacing="true"/>
      </style:header-style>
      <style:footer-style>
        <style:header-footer-properties fo:min-height="1.173cm" fo:margin-left="0cm" fo:margin-right="0cm" fo:margin-top="1.072cm" style:dynamic-spacing="true"/>
      </style:footer-style>
    </style:page-layout>
  </office:automatic-styles>
  <office:master-styles>
    <style:master-page style:name="Standard" style:page-layout-name="Mpm1">
      <style:header>
        <text:p text:style-name="MP1">MATHY Michel<text:tab/><text:tab/><text:tab/><text:tab/><text:tab/><text:tab/><text:tab/>IA Apprentissage de conduite</text:p>
        <text:p text:style-name="MP2">MARTINET Aurélien</text:p>
      </style:header>
      <style:header-first>
        <text:p text:style-name="MP1">MATHY Michel<text:tab/><text:tab/><text:tab/><text:tab/><text:tab/><text:tab/><text:tab/>IA Apprentissage de conduite</text:p>
        <text:p text:style-name="MP2">MARTINET Aurélien</text:p>
      </style:header-first>
      <style:footer>
        <text:p text:style-name="Footer"><text:tab/><text:tab/> <text:span text:style-name="MT1">3</text:span></text:p>
      </style:footer>
      <style:footer-first>
        <text:p text:style-name="Footer"><text:tab/><text:tab/><text:span text:style-name="MT2">1</text:span> </text:p>
      </style:footer-first>
      <style:footer-left>
        <text:p text:style-name="Footer"><text:tab/><text:tab/> <text:span text:style-name="MT3">4</text:span></text:p>
      </style:footer-left>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2T10:32:48.227790938</meta:creation-date>
    <dc:date>2020-01-03T19:34:04.608522726</dc:date>
    <meta:editing-duration>PT24M30S</meta:editing-duration>
    <meta:editing-cycles>4</meta:editing-cycles>
    <meta:generator>LibreOffice/6.0.7.3$Linux_X86_64 LibreOffice_project/00m0$Build-3</meta:generator>
    <meta:document-statistic meta:table-count="0" meta:image-count="0" meta:object-count="0" meta:page-count="6" meta:paragraph-count="30" meta:word-count="865" meta:character-count="5566" meta:non-whitespace-character-count="4701"/>
  </office:meta>
</office:document-meta>
</file>